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NewRomanPSMT" svg:font-family="TimesNewRomanPSMT" style:font-family-generic="roman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5035in" style:page-number="auto" table:align="left" style:writing-mode="lr-tb"/>
    </style:style>
    <style:style style:name="Table1.A" style:family="table-column">
      <style:table-column-properties style:column-width="2.1667in"/>
    </style:style>
    <style:style style:name="Table1.C" style:family="table-column">
      <style:table-column-properties style:column-width="2.1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P1" style:family="paragraph" style:parent-style-name="List_20_Paragraph">
      <style:paragraph-properties fo:margin-left="0.252in" fo:margin-right="0in" fo:margin-top="0in" fo:margin-bottom="0in" loext:contextual-spacing="false" fo:text-indent="0in" style:auto-text-indent="false"/>
    </style:style>
    <style:style style:name="P2" style:family="paragraph" style:parent-style-name="List_20_Paragraph">
      <style:paragraph-properties fo:margin-left="0.2827in" fo:margin-right="0in" fo:margin-top="0in" fo:margin-bottom="0in" loext:contextual-spacing="false" fo:text-align="start" style:justify-single-word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>
      <style:paragraph-properties style:snap-to-layout-grid="false"/>
      <style:text-properties fo:font-style="italic" style:font-style-asian="italic"/>
    </style:style>
    <style:style style:name="P4" style:family="paragraph" style:parent-style-name="Standard">
      <style:paragraph-properties fo:text-align="end" style:justify-single-word="false" style:snap-to-layout-grid="false"/>
      <style:text-properties fo:font-style="italic" style:font-style-asian="italic"/>
    </style:style>
    <style:style style:name="P5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margin-left="0.4181in" fo:margin-right="0in" fo:text-align="justify" style:justify-single-word="false" fo:text-indent="0in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4181in" fo:margin-right="0in" fo:text-align="justify" style:justify-single-word="false" fo:text-indent="0in" style:auto-text-indent="false" style:snap-to-layout-grid="false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25in" style:auto-text-indent="false"/>
    </style:style>
    <style:style style:name="P12" style:family="paragraph" style:parent-style-name="Standard">
      <style:paragraph-properties fo:margin-left="0.2701in" fo:margin-right="0in" fo:margin-top="0in" fo:margin-bottom="0in" loext:contextual-spacing="false" fo:text-align="start" style:justify-single-word="false" fo:orphans="0" fo:widows="0" fo:hyphenation-ladder-count="no-limit" fo:text-indent="-0.0134in" style:auto-text-indent="false" style:writing-mode="lr-tb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14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fo:color="#000000" style:text-outline="false" style:text-position="0% 100%" style:font-name="TimesNewRomanPSMT" fo:font-size="12pt" fo:letter-spacing="normal" style:text-underline-style="none" style:letter-kerning="false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</style:style>
    <style:style style:name="P16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.2189in" fo:margin-right="0in" fo:margin-top="0in" fo:margin-bottom="0in" loext:contextual-spacing="false" fo:text-align="start" style:justify-single-word="false" fo:orphans="0" fo:widows="0" fo:hyphenation-ladder-count="no-limit" fo:text-indent="-0.0256in" style:auto-text-indent="false" style:writing-mode="lr-tb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.2752in" fo:margin-right="0in" fo:margin-top="0in" fo:margin-bottom="0in" loext:contextual-spacing="false" fo:text-indent="0in" style:auto-text-indent="false"/>
    </style:style>
    <style:style style:name="P20" style:family="paragraph" style:parent-style-name="Standard">
      <style:paragraph-properties fo:margin-left="0.2752in" fo:margin-right="0in" fo:margin-top="0in" fo:margin-bottom="0in" loext:contextual-spacing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2752in" fo:margin-right="0in" fo:margin-top="0in" fo:margin-bottom="0in" loext:contextual-spacing="false" fo:text-indent="0in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2pt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text-outline="false" style:text-position="0% 100%" style:font-name="TimesNewRomanPSMT" fo:font-size="12pt" fo:letter-spacing="normal" style:text-underline-style="none" style:letter-kerning="false" style:font-name-asian="TimesNewRomanPSMT" style:font-size-asian="12pt" style:font-name-complex="TimesNewRomanPSMT" style:font-size-complex="12pt"/>
    </style:style>
    <style:style style:name="T1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Cambria1" fo:font-size="12pt" fo:letter-spacing="normal" fo:font-style="normal" fo:font-weight="normal" style:font-size-asian="12pt" style:font-style-asian="normal" style:font-weight-asian="normal" style:font-name-complex="Cambria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Will Harris</text:p>
            <text:p text:style-name="P7">Cell: (909)480-5175</text:p>
            <text:p text:style-name="P8"><text:span text:style-name="Internet_20_link"><text:span text:style-name="T6">wtharris89</text:span></text:span><text:a xlink:type="simple" xlink:href="mailto:rahrens87@gmail.com" text:style-name="Internet_20_link" text:visited-style-name="Visited_20_Internet_20_Link"><text:span text:style-name="Internet_20_link"><text:span text:style-name="T6">@gmail.com</text:span></text:span></text:a></text:p>
          </table:table-cell>
          <table:table-cell table:style-name="Table1.A1" office:value-type="string">
            <text:p text:style-name="P4">Current Address</text:p>
            <text:p text:style-name="P5">148 Rio Seco St.</text:p>
            <text:p text:style-name="P5">Santa Fe, NM <text:s/>87501</text:p>
          </table:table-cell>
        </table:table-row>
      </table:table>
      <text:p text:style-name="P10">Education</text:p>
      <text:p text:style-name="P10"/>
      <text:p text:style-name="P11"><text:span text:style-name="T9">St. John's College, </text:span>Santa Fe, NM</text:p>
      <text:p text:style-name="P12">BA in Liberal Arts, May 2012: <text:span text:style-name="T11">History of Math &amp; Science, Philosophy, Comparative Literature, and Classics.</text:span></text:p>
      <text:p text:style-name="P14">Interdisciplinary curriculum based on the Great Books of Western civilization.  <text:s/></text:p>
      <text:p text:style-name="P13"/>
      <text:p text:style-name="P15"><text:span text:style-name="T7">Work History</text:span><text:span text:style-name="T9"><text:tab/></text:span></text:p>
      <text:p text:style-name="P15"/>
      <text:p text:style-name="P16"><text:tab/>Assistant Manager and Server</text:p>
      <text:p text:style-name="P15"><text:span text:style-name="T9"><text:tab/></text:span><text:span text:style-name="T5">Fire &amp; Hops, Santa Fe, 6/2015 to present</text:span></text:p>
      <text:p text:style-name="P17"><text:tab/>Fast-paced, upscale gastropub. <text:s/>Developed thorough knowledge of all food dishes and drinks served. <text:s/>Managed front of house staff, ordering, scheduling and training</text:p>
      <text:p text:style-name="P16"/>
      <text:p text:style-name="P16"><text:tab/>Substitute Teacher</text:p>
      <text:p text:style-name="P15"><text:span text:style-name="T9"><text:tab/></text:span><text:span text:style-name="T5">Santa Fe Preparatory School, Santa Fe, 3/2016 to 3/2017</text:span></text:p>
      <text:p text:style-name="P17"><text:tab/>Worked mostly in the sciences (AP Physics, AP Environmental Science, Chemistry, Robotics) in the upper school (grades 9-12). <text:s/>Collaborated with faculty in advance of classes to form lesson plans and demonstrations when needed. <text:s/>Closely followed absent faculty's class goals and lesson plans, if provided.</text:p>
      <text:p text:style-name="P16"/>
      <text:p text:style-name="P16"><text:tab/>Play Editor and Personal Assistant</text:p>
      <text:p text:style-name="P15"><text:span text:style-name="T9"><text:tab/></text:span><text:span text:style-name="T5">Mr. John Menken, Santa Fe, 1/2013 to 7/2013</text:span></text:p>
      <text:p text:style-name="P15"><text:span text:style-name="T9"><text:tab/></text:span><text:span text:style-name="T5">Reading, editing, and rendering in digital format Mr. Menken's plays including </text:span><text:span text:style-name="T3">Reports to Amfortas.</text:span><text:span text:style-name="T15"> Organizational tasks.</text:span></text:p>
      <text:p text:style-name="P15"/>
      <text:p text:style-name="P16"><text:tab/>Laboratory Assistant</text:p>
      <text:p text:style-name="P15"><text:span text:style-name="T9"><text:tab/></text:span><text:span text:style-name="T5">St. John's College</text:span>, Santa Fe, 8/2011 to 5/2012</text:p>
      <text:p text:style-name="P15"><text:tab/>Teaching assistant for a junior year laboratory class, meaning I had three additional classes each week on top of normal course work my senior year.</text:p>
      <text:p text:style-name="P15"><text:tab/>Attended weekly assistant meetings to go over the experiments and readings for the coming week. Set up and explained experiments and demonstrations including construction of a Faraday cage and a direct measurement of the speed of light. <text:s/>Engaged with the class in discussion both in the classroom and in the laboratory. Worked closely with the professor of the class to achieve his goals for the year.</text:p>
      <text:p text:style-name="P15"/>
      <text:p text:style-name="P15"><text:tab/><text:span text:style-name="T9">S.J.C. Community Relations Assistant</text:span></text:p>
      <text:p text:style-name="P15"><text:soft-page-break/><text:span text:style-name="T9"><text:tab/></text:span><text:span text:style-name="T5">St. John's College, Santa Fe, 6/2009 to 8/2009, 6/2010 to 8/2010, 6/2011 to 8/2011</text:span></text:p>
      <text:p text:style-name="P15"><text:tab/>Assisted with clerical duties including database entry, document creation and editing, file organization, and phone management. <text:s/>Helped coordinate and run the St. John's College Summer Classics program, the St. John's College Music on the Hill program, and the One World Dinner event. <text:s/>Worked with Microsoft Word, Excel, and PowerPoint.</text:p>
      <text:p text:style-name="P15"/>
      <text:p text:style-name="P15"><text:tab/><text:span text:style-name="T9">S.J.C. College Events Assistant</text:span></text:p>
      <text:p text:style-name="P15"><text:span text:style-name="T9"><text:tab/></text:span><text:span text:style-name="T5">St. John's College, Santa Fe, <text:s/>8/2008 to 5/2009, 8/2009 to 5/2010, 8/2010 to 5/2011 </text:span></text:p>
      <text:p text:style-name="P15"><text:tab/>Work-study position held freshman, sophomore, and junior years of college. <text:s/>Worked as an audio/video assistant for many engagements around campus, helped run music for college events and parties, managed set ups for college lectures and meetings. </text:p>
      <text:p text:style-name="P15"/>
      <text:p text:style-name="P18"><text:tab/><text:span text:style-name="T10">Raymond M. Alf Museum of Paleontology Field Assistant</text:span></text:p>
      <text:p text:style-name="P15"><text:tab/><text:span text:style-name="T5">Raymond M. Alf Museum of Paleontology, Claremont, CA, summers of 2005 and 2006</text:span></text:p>
      <text:p text:style-name="P15"><text:span text:style-name="T5"><text:tab/>Traveled to Utah, Wyoming, and Montana doing field work with Dr. Don Lofgren and others from the Raymond M. Alf Museum of Paleontology, the only fully accredited paleontology museum on a high school campus in the world. <text:s/>Was engaged in excavating fossils from existing sites, transporting fossils from multiple sites back to base camp, and prospecting for potential new dig sites. </text:span><text:tab/></text:p>
      <text:p text:style-name="P10"/>
      <text:p text:style-name="P10">Awards/Other</text:p>
      <text:p text:style-name="P1"/>
      <text:p text:style-name="P2">Peccary Scholar 2006-2008, Raymond M. Alf Museum of Paleontology, Claremont, CA </text:p>
      <text:p text:style-name="P9"/>
      <text:p text:style-name="P10">References</text:p>
      <text:p text:style-name="P10"/>
      <text:p text:style-name="P9"><text:span text:style-name="T7"><text:s text:c="6"/></text:span><text:span text:style-name="T14">Rob Madril</text:span></text:p>
      <text:p text:style-name="P9"><text:span text:style-name="T14"><text:s text:c="7"/>Teacher, Santa Fe Prep, Santa Fe, NM</text:span></text:p>
      <text:p text:style-name="P9"><text:span text:style-name="T14"><text:s text:c="7"/>(505)310-1722</text:span></text:p>
      <text:p text:style-name="P9"/>
      <text:p text:style-name="P9"><text:span text:style-name="T8"><text:s text:c="6"/></text:span><text:span text:style-name="T14">Anne Graybeal</text:span></text:p>
      <text:p text:style-name="P9"><text:span text:style-name="T7"><text:s text:c="6"/></text:span><text:span text:style-name="T14">Associate Head of School, The Blake School in Minneapolis MN</text:span></text:p>
      <text:p text:style-name="P9"><text:span text:style-name="T14"><text:s text:c="5"/></text:span><text:span text:style-name="T12"><text:s text:c="2"/></text:span><text:span text:style-name="T16">(952) 988-3401</text:span><text:span text:style-name="T12"> </text:span></text:p>
      <text:p text:style-name="P10"/>
      <text:p text:style-name="P20">Kea Wilson</text:p>
      <text:p text:style-name="P19"><text:span text:style-name="Internet_20_link"><text:span text:style-name="T13">Community Relations Manager, St. John's College, Santa Fe,</text:span></text:span></text:p>
      <text:p text:style-name="P19"><text:span text:style-name="Internet_20_link"><text:span text:style-name="T13">(440)666-3228</text:span></text:span></text:p>
      <text:p text:style-name="P19"/>
      <text:p text:style-name="P19"><text:soft-page-break/><text:span text:style-name="Internet_20_link"><text:span text:style-name="T13">Michael Bybee</text:span></text:span></text:p>
      <text:p text:style-name="P19"><text:span text:style-name="Internet_20_link"><text:span text:style-name="T13">Tutor (professor), St. John's College, Santa Fe</text:span></text:span></text:p>
      <text:p text:style-name="P19"><text:span text:style-name="Internet_20_link"><text:span text:style-name="T13">(505)984-6000 (S.J.C. Switchboard, ask to be connected)</text:span></text:span></text:p>
      <text:p text:style-name="P19"/>
      <text:p text:style-name="P21">Additional reference information 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NewRomanPSMT" svg:font-family="TimesNewRomanPSMT" style:font-family-generic="roman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ambria" fo:font-family="Cambria" style:font-pitch="variable" fo:font-size="12pt" fo:language="en" fo:country="US" style:font-name-asian="Cambria" style:font-family-asian="Cambria" style:font-pitch-asian="variable" style:font-size-asian="12pt" style:language-asian="zh" style:country-asian="CN" style:font-name-complex="Cambria" style:font-family-complex="Cambria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z0" style:family="text">
      <style:text-properties style:font-name="Symbol" fo:font-family="Symbol" style:font-pitch="variable" fo:font-size="14pt" style:font-size-asian="14pt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9T13:14:00</meta:creation-date>
    <dc:date>2019-07-14T13:49:41.547301755</dc:date>
    <meta:print-date>2015-05-27T17:35:00</meta:print-date>
    <meta:editing-cycles>3</meta:editing-cycles>
    <meta:editing-duration>PT35M38S</meta:editing-duration>
    <meta:document-statistic meta:table-count="1" meta:image-count="0" meta:object-count="0" meta:page-count="3" meta:paragraph-count="49" meta:word-count="542" meta:character-count="3653" meta:non-whitespace-character-count="3078"/>
    <meta:generator>LibreOffice/6.0.7.3$Linux_X86_64 LibreOffice_project/00m0$Build-3</meta:generator>
  </office:meta>
</office:document-meta>
</file>